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1c26" officeooo:paragraph-rsid="000c1c2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!DOCTYPE html&gt;</text:p>
      <text:p text:style-name="P1">&lt;html&gt;</text:p>
      <text:p text:style-name="P1">&lt;head&gt; today's news</text:p>
      <text:p text:style-name="P1">&lt;/head&gt;</text:p>
      <text:p text:style-name="P1"></text:p>
      <text:p text:style-name="P1">&lt;body&gt;<text:tab/>{</text:p>
      <text:p text:style-name="P1"><text:tab/><text:tab/>background-colour: light blue</text:p>
      <text:p text:style-name="P1">}</text:p>
      <text:p text:style-name="P1">&lt;h1&gt; {</text:p>
      <text:p text:style-name="P1"><text:tab/>colour: red;</text:p>
      <text:p text:style-name="P1"><text:tab/>text-allign: center;</text:p>
      <text:p text:style-name="P1">}</text:p>
      <text:p text:style-name="P1"></text:p>
      <text:p text:style-name="P1">&lt;h2&gt; PM arrived bangalore&lt;/h1&gt;</text:p>
      <text:p text:style-name="P1"></text:p>
      <text:p text:style-name="P1">&lt;h3&gt; delivered his speech in mg road&lt;/h2&gt;</text:p>
      <text:p text:style-name="P1"></text:p>
      <text:p text:style-name="P1">&lt;p&gt; <text:s/>{</text:p>
      <text:p text:style-name="P1"><text:tab/>font-family: verdana;</text:p>
      <text:p text:style-name="P1"><text:tab/>font-size: 20px</text:p>
      <text:p text:style-name="P1">}</text:p>
      <text:p text:style-name="P1">&lt;p&gt; he is a man&lt;/p&gt;</text:p>
      <text:p text:style-name="P1"></text:p>
      <text:p text:style-name="P1">&lt;p&gt; he works for india&lt;/p&gt;</text:p>
      <text:p text:style-name="P1"></text:p>
      <text:p text:style-name="P1">&lt;p&gt; he do not know how to walk&lt;/p&gt;</text:p>
      <text:p text:style-name="P1"></text:p>
      <text:p text:style-name="P1">&lt;img src="abc.jpg"</text:p>
      <text:p text:style-name="P1">width="100 height="70"&gt;</text:p>
      <text:p text:style-name="P1"></text:p>
      <text:p text:style-name="P1">&lt;a href="http://www.pqr.com"&gt; my link &lt;/a&gt;</text:p>
      <text:p text:style-name="P1"></text:p>
      <text:p text:style-name="P1">&lt;/body&gt;</text:p>
      <text:p text:style-name="P1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2:35:40.701120102</meta:creation-date>
    <dc:date>2017-01-10T20:15:40.844054539</dc:date>
    <meta:editing-duration>PT7H24M49S</meta:editing-duration>
    <meta:editing-cycles>1</meta:editing-cycles>
    <meta:document-statistic meta:table-count="0" meta:image-count="0" meta:object-count="0" meta:page-count="1" meta:paragraph-count="34" meta:word-count="67" meta:character-count="453" meta:non-whitespace-character-count="371"/>
    <meta:generator>LibreOffice/4.2.8.2$Linux_X86_64 LibreOffice_project/420m0$Build-2</meta:generator>
  </office:meta>
</office:document-meta>
</file>